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0.987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813cm"/>
    </style:style>
    <style:style style:name="co4" style:family="table-column">
      <style:table-column-properties fo:break-before="auto" style:column-width="1.184cm"/>
    </style:style>
    <style:style style:name="co5" style:family="table-column">
      <style:table-column-properties fo:break-before="auto" style:column-width="4.57cm"/>
    </style:style>
    <style:style style:name="co6" style:family="table-column">
      <style:table-column-properties fo:break-before="auto" style:column-width="4.434cm"/>
    </style:style>
    <style:style style:name="co7" style:family="table-column">
      <style:table-column-properties fo:break-before="auto" style:column-width="2.25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esglosado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sglosad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51" table:default-cell-style-name="ce3"/>
        <table:table-column table:style-name="co7" table:number-columns-repeated="16127" table:default-cell-style-name="Default"/>
        <table:table-row table:style-name="ro1">
          <table:table-cell table:style-name="ce1" office:value-type="string" calcext:value-type="string">
            <text:p>Trayectorias Académicas</text:p>
          </table:table-cell>
          <table:table-cell table:style-name="ce1" office:value-type="string" calcext:value-type="string">
            <text:p>Alumnos</text:p>
          </table:table-cell>
          <table:table-cell table:style-name="ce1" office:value-type="string" calcext:value-type="string">
            <text:p>Periodo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(por nivel educativo)</text:p>
          </table:table-cell>
          <table:table-cell table:style-name="ce1" office:value-type="string" calcext:value-type="string">
            <text:p>Total (por nuevo ingreso)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Secundaria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PRODUCT([.B2:.C2])" office:value-type="float" office:value="180" calcext:value-type="float">
            <text:p>180</text:p>
          </table:table-cell>
          <table:table-cell table:style-name="ce1" table:formula="of:=SUM([.D2])" office:value-type="float" office:value="180" calcext:value-type="float">
            <text:p>180</text:p>
          </table:table-cell>
          <table:table-cell table:style-name="ce1" table:formula="of:=[.B2]"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Bachillerato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table:formula="of:=SUM([.D4:.D9])" office:value-type="float" office:value="720" calcext:value-type="float">
            <text:p>720</text:p>
          </table:table-cell>
          <table:table-cell table:style-name="ce1" table:formula="of:=SUM([.B4:.B9])" office:value-type="float" office:value="120" calcext:value-type="float">
            <text:p>12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Bachillerato Técnico como Paramédico y Brigadista (BTPB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4:.C4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Bachillerato Técnico en Criminalística y Seguridad (BTCS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5:.C5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Bachillerato Técnico en Construcción y Mecánica (BTCM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6:.C6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Bachillerato Técnico en Gastronomía y Alimentos (BTG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7:.C7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Bachillerato Técnico en Electricidad y Cómputo (BTEC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8:.C8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Bachillerato Técnico en Enfermería y Nutrición (BTEN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PRODUCT([.B9:.C9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Bachillerato Técnico en Logística y Turismo (BTLT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Licenciatura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1" table:formula="of:=SUM([.D12:.D18])" office:value-type="float" office:value="1160" calcext:value-type="float">
            <text:p>1160</text:p>
          </table:table-cell>
          <table:table-cell table:style-name="ce1" table:formula="of:=SUM([.B12:.B18])" office:value-type="float" office:value="140" calcext:value-type="float">
            <text:p>14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Licenciatura en Ingeniería en Ciberseguridad y Estrategia (LICE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2:.C12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Licenciatura en Ingeniería en Biotecnología y Alimentos (LIB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3:.C13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Licenciatura en Ingeniería Telemática e Hidroeléctrica (LITH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4:.C14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Licenciatura en Medicina e Investigación Biomédica (LMIB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5:.C15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Licenciatura en Ingeniería Estadística y Económica (LIEE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6:.C16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Licenciatura en Ingeniería Geológica y Ambiental (LIGA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7:.C17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Licenciatura en Ingeniería Textil y en Diseño (LITD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PRODUCT([.B18:.C18])" office:value-type="float" office:value="160" calcext:value-type="float">
            <text:p>16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Licenciatura en Optometría y Odontología (LITD).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PRODUCT([.B19:.C19])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Posgrado</text:p>
          </table:table-cell>
          <table:table-cell table:number-columns-repeated="3" table:style-name="ce1" office:value-type="string" calcext:value-type="string">
            <text:p>-</text:p>
          </table:table-cell>
          <table:table-cell table:style-name="ce4" table:formula="of:=SUM([.D21:.D22])" office:value-type="float" office:value="240" calcext:value-type="float">
            <text:p>240</text:p>
          </table:table-cell>
          <table:table-cell table:style-name="ce1" table:formula="of:=SUM([.B21:.B22])"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Maestría en Ingeniería en Infraestructura y Complejidad (MIIC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21:.C21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Maestría en Ciencias en Toxicología y Farmacología (MCTF)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PRODUCT([.B22:.C22])" office:value-type="float" office:value="120" calcext:value-type="float">
            <text:p>120</text:p>
          </table:table-cell>
          <table:table-cell table:number-columns-repeated="2" table:style-name="ce1" office:value-type="string" calcext:value-type="string">
            <text:p>-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table:formula="of:=SUM([.D2:.D22])" office:value-type="float" office:value="2600" calcext:value-type="float">
            <text:p>2600</text:p>
          </table:table-cell>
          <table:table-cell table:style-name="ce1" table:formula="of:=SUM([.E2:.E22])" office:value-type="float" office:value="2300" calcext:value-type="float">
            <text:p>2300</text:p>
          </table:table-cell>
          <table:table-cell table:style-name="ce1" table:formula="of:=SUM([.F2:.F22])" office:value-type="float" office:value="380" calcext:value-type="float">
            <text:p>380</text:p>
          </table:table-cell>
          <table:table-cell table:number-columns-repeated="16378"/>
        </table:table-row>
        <table:table-row table:style-name="ro1" table:number-rows-repeated="65506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1" table:number-rows-repeated="9830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esglosado" style:display-name="PageStyle_Desglosado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loext:header-first style:display="false">
        <text:p><text:span text:style-name="MT1"><text:sheet-name>???</text:sheet-name></text:span></text:p>
      </loext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loext:footer-first style:display="false">
        <text:p><text:span text:style-name="MT1">Página </text:span><text:span text:style-name="MT1"><text:page-number>1</text:page-number>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11-23T11:52:26.254763100</meta:creation-date>
    <dc:date>2025-03-08T17:33:42.014622863</dc:date>
    <meta:editing-cycles>15</meta:editing-cycles>
    <meta:editing-duration>PT1H12M24S</meta:editing-duration>
    <meta:generator>LibreOffice/7.4.7.2$Linux_X86_64 LibreOffice_project/40$Build-2</meta:generator>
    <meta:document-statistic meta:table-count="1" meta:cell-count="138" meta:object-count="0"/>
  </office:meta>
</office:document-meta>
</file>